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 Basic" svg:font-family="'Gentium Basic'"/>
    <style:font-face style:name="FreeSans1" svg:font-family="FreeSans" style:font-family-generic="swiss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1f9a8" officeooo:paragraph-rsid="0011f9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per Secret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tium Basic" svg:font-family="'Gentium Basic'"/>
    <style:font-face style:name="FreeSans1" svg:font-family="FreeSans" style:font-family-generic="swiss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entium Basic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ntium Basic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Gentium Basic" fo:font-family="'Gentium Basic'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Gentium Basic" fo:font-family="'Gentium Basic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Gentium Basic" fo:font-family="'Gentium Basic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ntium Basic" fo:font-family="'Gentium Basic'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21:00:09.097442619</meta:creation-date>
    <meta:generator>LibreOffice/5.2.3.3$Linux_X86_64 LibreOffice_project/20m0$Build-3</meta:generator>
    <meta:editing-cycles>1</meta:editing-cycles>
    <meta:editing-duration>P0D</meta:editing-duration>
    <meta:document-statistic meta:table-count="0" meta:image-count="0" meta:object-count="0" meta:page-count="1" meta:paragraph-count="1" meta:word-count="3" meta:character-count="17" meta:non-whitespace-character-count="15"/>
    <meta:user-defined meta:name="Classification">Secret</meta:user-defined>
  </office:meta>
</office:document-meta>
</file>